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c7e" officeooo:paragraph-rsid="0000d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46293 <text:s text:c="2"/>5467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49:11.139646759</meta:creation-date>
    <dc:date>2017-08-29T15:52:22.784471013</dc:date>
    <meta:editing-duration>PT3M12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2"/>
    <meta:generator>LibreOffice/5.1.4.2$Linux_X86_64 LibreOffice_project/10m0$Build-2</meta:generator>
  </office:meta>
</office:document-meta>
</file>